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7">
      <style:text-properties fo:font-size="12pt" fo:font-weight="normal" style:font-size-asian="12pt" style:font-weight-asian="normal" style:font-size-complex="12pt"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0">
      <style:text-properties fo:font-size="12pt" fo:font-weight="normal" style:font-size-asian="12pt" style:font-weight-asian="normal" style:font-size-complex="12pt" style:font-weight-complex="normal"/>
    </style:style>
    <style:style style:name="P22" style:family="paragraph" style:parent-style-name="Standard" style:list-style-name="L11">
      <style:text-properties fo:font-size="12pt" fo:font-weight="normal" style:font-size-asian="12pt" style:font-weight-asian="normal" style:font-size-complex="12pt" style:font-weight-complex="normal"/>
    </style:style>
    <style:style style:name="P23" style:family="paragraph" style:parent-style-name="Standard" style:list-style-name="L12">
      <style:text-properties fo:font-size="12pt" fo:font-weight="normal" style:font-size-asian="12pt" style:font-weight-asian="normal" style:font-size-complex="12pt" style:font-weight-complex="normal"/>
    </style:style>
    <style:style style:name="P24" style:family="paragraph" style:parent-style-name="Standard">
      <style:text-properties fo:font-size="12pt" fo:font-weight="bold" style:font-size-asian="12pt" style:font-weight-asian="bold" style:font-size-complex="12pt" style:font-weight-complex="bold"/>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paragraph-properties fo:break-before="page"/>
      <style:text-properties fo:font-size="14pt" fo:font-weight="bold" style:font-size-asian="14pt" style:font-weight-asian="bold" style:font-size-complex="14pt" style:font-weight-complex="bold"/>
    </style:style>
    <style:style style:name="P27" style:family="paragraph" style:parent-style-name="Standard" style:list-style-name="L13">
      <style:paragraph-properties fo:margin-top="0in" fo:margin-bottom="0.1in"/>
      <style:text-properties fo:font-size="12pt" fo:font-weight="normal" style:font-size-asian="12pt" style:font-weight-asian="normal" style:font-size-complex="12pt" style:font-weight-complex="normal"/>
    </style:style>
    <style:style style:name="P28" style:family="paragraph" style:parent-style-name="Standard" style:list-style-name="L14">
      <style:paragraph-properties fo:margin-top="0in" fo:margin-bottom="0.1in"/>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1">--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7154822744512222128" text:style-name="L1">
        <text:list-item>
          <text:p text:style-name="P12">I don't have a solid enough understanding of how the game functions, which will make it very hard to make intelligent design decisions.</text:p>
          <text:list>
            <text:list-item>
              <text:p text:style-name="P12">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2">It's frustrating and disrupting to have societies accidentally ascend, especially when they form a critical part of your resource distribution network.</text:p>
          <text:list>
            <text:list-item>
              <text:p text:style-name="P12">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2">It might be too difficult to form an infrastructure capable of sustaining a single city, let alone one that sustains multiple cities.</text:p>
          <text:list>
            <text:list-item>
              <text:p text:style-name="P12">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2">Controlling permissions and priorities on highways is not a sufficiently expressive set of verbs. Being unable to control the amount of a resource that a society can receive can cause oversupply issues that cannot be addressed.</text:p>
          <text:list>
            <text:list-item>
              <text:p text:style-name="P12">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2">Players might not be able to convert sections of the map into meaningful factories by which they might supply other regions.</text:p>
          <text:list>
            <text:list-item>
              <text:p text:style-name="P12">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2">A complex network of ResourceDepots to transfer resources long distances might take up so much of the map that it infringes on resource production and makes long transportation networks cumbersome and unappealing.</text:p>
          <text:list>
            <text:list-item>
              <text:p text:style-name="P12">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2">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2">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2">The current logic of ascension is unintuitive, especially the inability of farms to ascend and the asymmetries in the village/town and town/city ascensions.</text:p>
          <text:list>
            <text:list-item>
              <text:p text:style-name="P12">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2">The supply networks might be too simple to lead to engaging gameplay, or too complex for a beginner to wrap their head around it.</text:p>
          <text:list>
            <text:list-item>
              <text:p text:style-name="P12">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2">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2">The current mechanical structure of the game might constrain map design and severely limit the variety the game can offer.</text:p>
          <text:list>
            <text:list-item>
              <text:p text:style-name="P12">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2">The conditions of ascent and descent might be frustrating to manage, especially when societies change complexities off-screen.</text:p>
          <text:list>
            <text:list-item>
              <text:p text:style-name="P12">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2">It might be very difficult to determine where blobs are coming from and where they are going, especially in a complex network. Likewise, it might be difficult to determine the production and flow of resource types.</text:p>
          <text:list>
            <text:list-item>
              <text:p text:style-name="P12">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2">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2">The game doesn't describe the levels of complexity clearly enough, which might make it difficult for new players to understand what's going on and to properly plan for higher complexities.</text:p>
          <text:list>
            <text:list-item>
              <text:p text:style-name="P12">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2">Various UI issues might degrade the user experience so much that it becomes too difficult to reason about the mechanical challenges the game poses.</text:p>
          <text:list>
            <text:list-item>
              <text:p text:style-name="P12">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2">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0 hours of work remaining)</text:p>
      <text:list xml:id="list2355017626187971241" text:style-name="L2">
        <text:list-item>
          <text:p text:style-name="P13"/>
        </text:list-item>
      </text:list>
      <text:p text:style-name="P4"/>
      <text:p text:style-name="P4">Important (0 hours of work remaining)</text:p>
      <text:list xml:id="list7074391300161357518" text:style-name="L3">
        <text:list-item>
          <text:p text:style-name="P14"/>
        </text:list-item>
      </text:list>
      <text:p text:style-name="P4"/>
      <text:p text:style-name="P4">Desirable (16 hours remaining)</text:p>
      <text:list xml:id="list7439073915103365611" text:style-name="L4">
        <text:list-item>
          <text:p text:style-name="P15">Give players the ability to control ResourceDepot capacities (up to a point).</text:p>
          <text:list>
            <text:list-item>
              <text:p text:style-name="P15">Estimated 30 minutes to complete.</text:p>
            </text:list-item>
          </text:list>
        </text:list-item>
        <text:list-item>
          <text:p text:style-name="P15">Build a paper prototype to experiment with alternate resources on the same horizontal level, and how those might combine to require more complex and challenging transportation networks.</text:p>
          <text:list>
            <text:list-item>
              <text:p text:style-name="P15">Estimated 8 hours to complete.</text:p>
            </text:list-item>
          </text:list>
        </text:list-item>
        <text:list-item>
          <text:p text:style-name="P15">Create a system that allows players to select blobs and determine where they have been, to track the flow of certain resources throughout a given network.</text:p>
          <text:list>
            <text:list-item>
              <text:p text:style-name="P15">Estimated 2 hours to complete.</text:p>
            </text:list-item>
          </text:list>
        </text:list-item>
        <text:list-item>
          <text:p text:style-name="P15">Add the ability to speed up. slow down, and pause the game.</text:p>
          <text:list>
            <text:list-item>
              <text:p text:style-name="P15">Estimated 30 minutes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1 hour to complete.</text:p>
            </text:list-item>
          </text:list>
        </text:list-item>
        <text:list-item>
          <text:p text:style-name="P15">Design and implement a system by which players can control the capacities of a Society.</text:p>
          <text:list>
            <text:list-item>
              <text:p text:style-name="P15">Estimated 3 hours to complete.</text:p>
            </text:list-item>
          </text:list>
        </text:list-item>
        <text:list-item>
          <text:p text:style-name="P15">Design a UI that indicates on the world map whether a Society has its needs satisfied and how close it is to descending if its needs are unsatisfied.</text:p>
          <text:list>
            <text:list-item>
              <text:p text:style-name="P15">Estimated 1 hour to complete.</text:p>
            </text:list-item>
          </text:list>
        </text:list-item>
        <text:list-item>
          <text:p text:style-name="P15">Fix some of the performance issues that seem to have arisen around the creation of BlobHighways and HighwayManagers.</text:p>
          <text:list>
            <text:list-item>
              <text:p text:style-name="P15">Estimated 2 hours to complete.</text:p>
            </text:list-item>
          </text:list>
        </text:list-item>
      </text:list>
      <text:p text:style-name="P10">In Progress</text:p>
      <text:p text:style-name="P4"/>
      <text:p text:style-name="P4">Critical</text:p>
      <text:list xml:id="list8384767906304529977" text:style-name="L5">
        <text:list-item>
          <text:p text:style-name="P16"/>
        </text:list-item>
      </text:list>
      <text:p text:style-name="P4"/>
      <text:p text:style-name="P4">Important</text:p>
      <text:list xml:id="list3567706917552566675" text:style-name="L6">
        <text:list-item>
          <text:p text:style-name="P17"/>
        </text:list-item>
      </text:list>
      <text:p text:style-name="P4"/>
      <text:p text:style-name="P4">Desirable</text:p>
      <text:list xml:id="list5565175979279721627" text:style-name="L7">
        <text:list-item>
          <text:p text:style-name="P18"/>
        </text:list-item>
      </text:list>
      <text:p text:style-name="P4"/>
      <text:p text:style-name="P10">Completed</text:p>
      <text:p text:style-name="P4"/>
      <text:p text:style-name="P4">Critical</text:p>
      <text:list xml:id="list4036226920040118669" text:style-name="L8">
        <text:list-item>
          <text:p text:style-name="P19">Give the player the ability to suppress a society's ascension.</text:p>
          <text:list>
            <text:list-item>
              <text:p text:style-name="P19">Estimated 30 minutes to complete.</text:p>
            </text:list-item>
            <text:list-item>
              <text:p text:style-name="P19">Took 30 minutes to complete.</text:p>
            </text:list-item>
          </text:list>
        </text:list-item>
        <text:list-item>
          <text:p text:style-name="P19">Modify HighwaySummaryDisplay to place the endpoint displays in more sensible places, so it's very clear which panel controls which endpoint and so that they don't overlap.</text:p>
          <text:list>
            <text:list-item>
              <text:p text:style-name="P19">Estimated 1 hour to complete.</text:p>
            </text:list-item>
          </text:list>
        </text:list-item>
        <text:list-item>
          <text:p text:style-name="P19">Assemble a collection of configurations, with the logic of Digital Prototype 2.2, that generate a stable city, or determine that a stable city is too difficult to achieve.</text:p>
          <text:list>
            <text:list-item>
              <text:p text:style-name="P19">Estimated 5 hours to complete.</text:p>
            </text:list-item>
            <text:list-item>
              <text:p text:style-name="P19">Took ~2 1/2 hours to complete.</text:p>
            </text:list-item>
          </text:list>
        </text:list-item>
        <text:list-item>
          <text:p text:style-name="P19">Construct and execute some experiments that test what effects a given map topology has on one's ability to create stable configurations.</text:p>
          <text:list>
            <text:list-item>
              <text:p text:style-name="P19">Estimated 2 hours to complete.</text:p>
            </text:list-item>
            <text:list-item>
              <text:p text:style-name="P19">Took 2 1/2 hours to complete.</text:p>
            </text:list-item>
          </text:list>
        </text:list-item>
        <text:list-item>
          <text:p text:style-name="P19">Implement the ability for players to select and destroy ResourceDepots in game.</text:p>
          <text:list>
            <text:list-item>
              <text:p text:style-name="P19">Estimated 2 hours to complete.</text:p>
            </text:list-item>
            <text:list-item>
              <text:p text:style-name="P19">Took ~ 1 1/2 to 2 hours to complete.</text:p>
            </text:list-item>
          </text:list>
        </text:list-item>
        <text:list-item>
          <text:p text:style-name="P19">Change Society resource permissions so that they cannot import their productions.</text:p>
          <text:list>
            <text:list-item>
              <text:p text:style-name="P19">Estimated 30 minutes to complete.</text:p>
            </text:list-item>
            <text:list-item>
              <text:p text:style-name="P19">Took ~30 minutes to complete.</text:p>
            </text:list-item>
          </text:list>
        </text:list-item>
        <text:list-item>
          <text:p text:style-name="P19">Experiment and record what effects forbidding Societies from importing their productions has caused.</text:p>
          <text:list>
            <text:list-item>
              <text:p text:style-name="P19">Estimated 2 hours to complete.</text:p>
            </text:list-item>
            <text:list-item>
              <text:p text:style-name="P19">Took 1 1/2 hours to complete.</text:p>
            </text:list-item>
          </text:list>
        </text:list-item>
        <text:list-item>
          <text:p text:style-name="P19">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9">Estimated 5 hours to complete.</text:p>
            </text:list-item>
            <text:list-item>
              <text:p text:style-name="P19">Took ~3 1/2 hours. I encountered a persistent bug that took some time to resolve, but also determined that a lot of the questions this task was asking weren't really relevant anymore.</text:p>
            </text:list-item>
          </text:list>
        </text:list-item>
        <text:list-item>
          <text:p text:style-name="P19">Add the ability to upgrade a Highway multiple times.</text:p>
          <text:list>
            <text:list-item>
              <text:p text:style-name="P19">Estimated 3 hours to complete.</text:p>
            </text:list-item>
            <text:list-item>
              <text:p text:style-name="P19">Took ~1 hour to complete.</text:p>
            </text:list-item>
          </text:list>
        </text:list-item>
        <text:list-item>
          <text:p text:style-name="P19">Design a UI that allows players to control Highway permissions more easily.</text:p>
          <text:list>
            <text:list-item>
              <text:p text:style-name="P19">Estimated 1 hour to complete.</text:p>
            </text:list-item>
            <text:list-item>
              <text:p text:style-name="P19">Took ~ 30 minutes to complete.</text:p>
            </text:list-item>
          </text:list>
        </text:list-item>
        <text:list-item>
          <text:p text:style-name="P19">Establish and unit test the commands necessary to create and destroy HighwayManagers.</text:p>
          <text:list>
            <text:list-item>
              <text:p text:style-name="P19">Estimated 2 hours to complete.</text:p>
            </text:list-item>
            <text:list-item>
              <text:p text:style-name="P19">Took ~ 1 1/2 hours to complete.</text:p>
            </text:list-item>
          </text:list>
        </text:list-item>
        <text:list-item>
          <text:p text:style-name="P19">Build the UI for creating, destroying, and observing HighwayManagers, and then debug the full integration.</text:p>
          <text:list>
            <text:list-item>
              <text:p text:style-name="P19">Estimated 2 hours to complete.</text:p>
            </text:list-item>
            <text:list-item>
              <text:p text:style-name="P19">Took ~ 1 1/2 hours to complete.</text:p>
            </text:list-item>
          </text:list>
        </text:list-item>
        <text:list-item>
          <text:p text:style-name="P19">Create a module that can arbitrarily generate resources at arbitrary intervals of time.</text:p>
          <text:list>
            <text:list-item>
              <text:p text:style-name="P19">Estimated 1 hour to complete.</text:p>
            </text:list-item>
            <text:list-item>
              <text:p text:style-name="P19">Took 1 hour to complete.</text:p>
            </text:list-item>
          </text:list>
        </text:list-item>
        <text:list-item>
          <text:p text:style-name="P19"><text:soft-page-break/>Analyze the consequences HighwayManagers have on the execution of the game.</text:p>
          <text:list>
            <text:list-item>
              <text:p text:style-name="P19">Estimated 3 hours to complete.</text:p>
            </text:list-item>
            <text:list-item>
              <text:p text:style-name="P19">Took ~6 hours to complete, though the task was ill-defined and I terminated it rather arbitrarily.</text:p>
            </text:list-item>
          </text:list>
        </text:list-item>
        <text:list-item>
          <text:p text:style-name="P19">Reorient the prototype to meet the specifications of experiment 7.</text:p>
          <text:list>
            <text:list-item>
              <text:p text:style-name="P19">Estimated 5 hours to complete.</text:p>
            </text:list-item>
            <text:list-item>
              <text:p text:style-name="P19">Took 4 1/2 hours to complete.</text:p>
            </text:list-item>
          </text:list>
        </text:list-item>
      </text:list>
      <text:p text:style-name="P4"/>
      <text:p text:style-name="P4">Important</text:p>
      <text:list xml:id="list6290473406214372453" text:style-name="L9">
        <text:list-item>
          <text:p text:style-name="P20">Make MapEdges visible during play.</text:p>
          <text:list>
            <text:list-item>
              <text:p text:style-name="P20">Estimated 30 minutes to complete.</text:p>
            </text:list-item>
            <text:list-item>
              <text:p text:style-name="P20">Took 30 minutes to complete.</text:p>
            </text:list-item>
          </text:list>
        </text:list-item>
        <text:list-item>
          <text:p text:style-name="P20">Give ResourceBlobBase the ability to clear its movement commands, and use that ability to improve Highway pulling and blob realignment to prevent senseless blob jitter.</text:p>
          <text:list>
            <text:list-item>
              <text:p text:style-name="P20">Estimated 1 hour to complete.</text:p>
            </text:list-item>
            <text:list-item>
              <text:p text:style-name="P20">Took ~5 minutes to complete.</text:p>
            </text:list-item>
          </text:list>
        </text:list-item>
        <text:list-item>
          <text:p text:style-name="P20">Redesign the BlobDistributor module to improve the way in which resources are distributed based on priority, and to delegate resource pull rate to the Highways instead of to the BlobSites and BlobDistributor.</text:p>
          <text:list>
            <text:list-item>
              <text:p text:style-name="P20">Estimated 2 hours to complete.</text:p>
            </text:list-item>
            <text:list-item>
              <text:p text:style-name="P20">Took 4 hours to complete.</text:p>
            </text:list-item>
          </text:list>
        </text:list-item>
        <text:list-item>
          <text:p text:style-name="P20">Resolve the bug that sometimes leads to the attempted destruction of a null ConstructionZone.</text:p>
          <text:list>
            <text:list-item>
              <text:p text:style-name="P20">Estimated 2 hours to complete.</text:p>
            </text:list-item>
            <text:list-item>
              <text:p text:style-name="P20">Took 12 minutes to complete.</text:p>
            </text:list-item>
          </text:list>
        </text:list-item>
        <text:list-item>
          <text:p text:style-name="P20">Fix the length issues with HighwayGhost so that an unbounded drag operation no longer generates an absurdly long ghost.</text:p>
          <text:list>
            <text:list-item>
              <text:p text:style-name="P20">Estimated 1 hour to complete.</text:p>
            </text:list-item>
            <text:list-item>
              <text:p text:style-name="P20">Took 20 minutes to complete.</text:p>
            </text:list-item>
          </text:list>
        </text:list-item>
        <text:list-item>
          <text:p text:style-name="P20">Fix highway creation so you can drag highways off of ResourceDepots.</text:p>
          <text:list>
            <text:list-item>
              <text:p text:style-name="P20">Estimated 1 hour to complete.</text:p>
            </text:list-item>
            <text:list-item>
              <text:p text:style-name="P20">Took &gt;10 minutes to complete.</text:p>
            </text:list-item>
          </text:list>
        </text:list-item>
        <text:list-item>
          <text:p text:style-name="P20">Fix ResourceDepot selection so that it doesn't select the underlying MapNode.</text:p>
          <text:list>
            <text:list-item>
              <text:p text:style-name="P20">estimated 30 minutes to complete.</text:p>
            </text:list-item>
            <text:list-item>
              <text:p text:style-name="P20">Took ~5 minutes to complete.</text:p>
            </text:list-item>
          </text:list>
        </text:list-item>
        <text:list-item>
          <text:p text:style-name="P20">Determine how adding multiple Highway tiers has affected the game, and experiment with different compositions of tiers.</text:p>
          <text:list>
            <text:list-item>
              <text:p text:style-name="P20">Estimated 2 hours to complete.</text:p>
            </text:list-item>
            <text:list-item>
              <text:p text:style-name="P20">Took ~1 hour and 10 minutes to complete.</text:p>
            </text:list-item>
          </text:list>
        </text:list-item>
        <text:list-item>
          <text:p text:style-name="P20">Establish the notion of a HighwayManager that's necessary to construct advanced highways and acts as the locus of highway maintenance.</text:p>
          <text:list>
            <text:list-item>
              <text:p text:style-name="P20">Estimated 5 hours to complete.</text:p>
            </text:list-item>
            <text:list-item>
              <text:p text:style-name="P20">Took 9 hours to complete (minus the UI and some of the SimulationControl commands, which were split off into a different task).</text:p>
            </text:list-item>
          </text:list>
        </text:list-item>
        <text:list-item>
          <text:p text:style-name="P20">Fix the scaling issues for blobs contained within the BlobSites on MapEdges.</text:p>
          <text:list>
            <text:list-item>
              <text:p text:style-name="P20">Estimated 30 minutes to complete.</text:p>
            </text:list-item>
            <text:list-item>
              <text:p text:style-name="P20">Took ~30 to 45 minutes to complete.</text:p>
            </text:list-item>
          </text:list>
        </text:list-item>
        <text:list-item>
          <text:p text:style-name="P20">Unify the common behaviours of the various panels into a single class called UIPanel.</text:p>
          <text:list>
            <text:list-item>
              <text:p text:style-name="P20">Estimated 1 hour to complete.</text:p>
            </text:list-item>
            <text:list-item>
              <text:p text:style-name="P20">Took 1 hour to complete.</text:p>
            </text:list-item>
          </text:list>
        </text:list-item>
        <text:list-item>
          <text:p text:style-name="P20"><text:soft-page-break/>Extend the Society display UI to include more detailed information on its current complexity, as well as its ascent and descent societies and the complexity ladder it's currently on.</text:p>
          <text:list>
            <text:list-item>
              <text:p text:style-name="P20">Estimated 2 hours to complete.</text:p>
            </text:list-item>
            <text:list-item>
              <text:p text:style-name="P20">Took ~2 hours to complete.</text:p>
            </text:list-item>
          </text:list>
        </text:list-item>
        <text:list-item>
          <text:p text:style-name="P20">Add positioning logic to UIPanel to make sure that its bounds never leave the screen.</text:p>
          <text:list>
            <text:list-item>
              <text:p text:style-name="P20">Estimated 3 hours to complete.</text:p>
            </text:list-item>
            <text:list-item>
              <text:p text:style-name="P20">Took ~ 1 1/2 to 2 hours to complete.</text:p>
            </text:list-item>
          </text:list>
        </text:list-item>
        <text:list-item>
          <text:p text:style-name="P20">Fix all the broken unit tests.</text:p>
          <text:list>
            <text:list-item>
              <text:p text:style-name="P20">Estimated 5 hours to complete.</text:p>
            </text:list-item>
            <text:list-item>
              <text:p text:style-name="P20">Took 1 1/2 hours to complete once the task came up, but a lot of the broken unit tests were resolved by other work, so it's hard to say for sure how much effort went into this task.</text:p>
            </text:list-item>
          </text:list>
        </text:list-item>
      </text:list>
      <text:p text:style-name="P4"/>
      <text:p text:style-name="P4">Desirable</text:p>
      <text:p text:style-name="P4"/>
      <text:list xml:id="list2023213983166379320" text:style-name="L10">
        <text:list-item>
          <text:p text:style-name="P21">Replace the standardized connection points on BlobSite with a generalized system that places Highway endpoints on a circle of a certain radius.</text:p>
          <text:list>
            <text:list-item>
              <text:p text:style-name="P21">Estimated 2 hours to complete.</text:p>
            </text:list-item>
            <text:list-item>
              <text:p text:style-name="P21">Took 30 to 40 minutes to complete.</text:p>
            </text:list-item>
          </text:list>
        </text:list-item>
      </text:list>
      <text:p text:style-name="P10">Abandoned</text:p>
      <text:p text:style-name="P2"/>
      <text:p text:style-name="P4">Critical</text:p>
      <text:list xml:id="list109876672049631184" text:style-name="L11">
        <text:list-item>
          <text:p text:style-name="P22">Experiment with map configurations that involve high concentrations of ResourceDepots in order to determine if an overabundance of ResourceDepots leads to untenable problems.</text:p>
          <text:list>
            <text:list-item>
              <text:p text:style-name="P22">Estimated 3 hours to complete.</text:p>
            </text:list-item>
            <text:list-item>
              <text:p text:style-name="P22">Was deemed an ill-defined and meaningless task given the changes that had come before it.</text:p>
            </text:list-item>
          </text:list>
        </text:list-item>
        <text:list-item>
          <text:p text:style-name="P22">Create some experiments that test how loosening and tightening the margins of error for various city-building configurations changes the map topologies that can be constructed.</text:p>
          <text:list>
            <text:list-item>
              <text:p text:style-name="P22">Estimated 2 hours to complete.</text:p>
            </text:list-item>
            <text:list-item>
              <text:p text:style-name="P22">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item>
          <text:p text:style-name="P22">Do some ad-hoc fiddling to see how the new, more expressive HighwayManager paradigm feels.</text:p>
          <text:list>
            <text:list-item>
              <text:p text:style-name="P22">Estimated 2 hours to complete.</text:p>
            </text:list-item>
            <text:list-item>
              <text:p text:style-name="P22">This task was almost tautologically poor. It serves no purpose, and so I abandoned it after remembering that.</text:p>
            </text:list-item>
          </text:list>
        </text:list-item>
      </text:list>
      <text:p text:style-name="P4"/>
      <text:p text:style-name="P4">Important</text:p>
      <text:list xml:id="list2709192811483534920" text:style-name="L12">
        <text:list-item>
          <text:p text:style-name="P23">Fix the positional bugs involving BlobSites attached to MapEdges.</text:p>
          <text:list>
            <text:list-item>
              <text:p text:style-name="P23">Estimated 30 minutes to complete.</text:p>
            </text:list-item>
            <text:list-item>
              <text:p text:style-name="P23">This seems to have disappeared as a problem, but it's hard for say to sure if it's truly gone.</text:p>
            </text:list-item>
          </text:list>
        </text:list-item>
      </text:list>
      <text:p text:style-name="P4"/>
      <text:p text:style-name="P4"/>
      <text:p text:style-name="P4">Desirable</text:p>
      <text:p text:style-name="P4"/>
      <text:p text:style-name="P9">Sprint Review</text:p>
      <text:p text:style-name="P1"/>
      <text:p text:style-name="P4">Looking back on the tasks I've completed this sprint, I've accomplished what is, to me, a surprising amount of work. I've made major improvements to the user experience of the prototype, explored the consequences of digitizing Prototype 2.2, removed a ton of bugs and fixed a lot of mediocre behavior. The prototype is, after sprint 4, a much cleaner and more complete realization of Paper Prototype 2.2. I've also added the notion of Highway upkeep and HighwayManagers, which incur costs on transporting large numbers of resources across long distances. I'd go so far as to say I've exhausted the development space specified by Prototype 2.2 short of a proper playtest, and even gone beyond it in a way that probably should've induced a different version.</text:p>
      <text:p text:style-name="P4"/>
      <text:p text:style-name="P4">The end result is a product more playable and usable than perhaps anything I've yet built. Though there's no clear victory condition, there is decidedly a game here, and it is usable enough to stand before an audience of strangers. It's doubtful that the game is <text:span text:style-name="T2">good</text:span><text:span text:style-name="T3">, but it's at least well-formed enough to be a cohesive player experience.</text:span></text:p>
      <text:p text:style-name="P4"/>
      <text:p text:style-name="P4">A lot of the risks proposed during risk mitigation have either been addressed directly or are no longer relevant given other changes. The effects this sprint has had on many of them, however, are unclear. Not having any external playtests has now become a severely limiting factor on reasoning about my design.</text:p>
      <text:p text:style-name="P4"/>
      <text:p text:style-name="P1">Sprint Retrospective</text:p>
      <text:p text:style-name="P1"/>
      <text:p text:style-name="P3">What went well?</text:p>
      <text:list xml:id="list7006079073133836397" text:style-name="L13">
        <text:list-item>
          <text:p text:style-name="P27">I prioritized tasks very well, even as new ones were being added, to make sure that I was pretty much always engaging with important work, and that no important work went undone.</text:p>
        </text:list-item>
        <text:list-item>
          <text:p text:style-name="P27">I ended the sprint with a deployable product markedly better than the one I'd began with.</text:p>
        </text:list-item>
        <text:list-item>
          <text:p text:style-name="P27">The entire way through, I concerned myself with the needs and desires of the player interacting with the game, rather than abstract concerns like proper design or the completeness of internal systems.</text:p>
        </text:list-item>
        <text:list-item>
          <text:p text:style-name="P27">I kept my workflow paradigm loose and open to changes and interpretations, which meant that as new problems arose, I was able to incorporate them sensibly into the larger backlog and prioritize them correctly.</text:p>
        </text:list-item>
        <text:list-item>
          <text:p text:style-name="P27">I didn't try to re-architect my program. Not even once.</text:p>
        </text:list-item>
        <text:list-item>
          <text:p text:style-name="P27">I ended the sprint with a large collection of greenlit unit tests that covers most of the codebase, and made sure to maintain my tests as I made changes.</text:p>
        </text:list-item>
        <text:list-item>
          <text:p text:style-name="P27">I did not over-architect and did not attempt to solve problems before they arose.</text:p>
        </text:list-item>
        <text:list-item>
          <text:p text:style-name="P27">I directly addressed a large number of the identified risks of the project, especially those pertaining to user experience, and was reasonably successful at mitigating some of them.</text:p>
        </text:list-item>
        <text:list-item>
          <text:p text:style-name="P27">I didn't waste time concerning myself with unnecessary performance optimizations.</text:p>
        </text:list-item>
        <text:list-item>
          <text:p text:style-name="P27">I did a decent job defining tasks that were poor, irrelevant, or beyond the scope of the sprint. Many of the entries in the Desirable section of the backlog qualify for this distinction, though <text:soft-page-break/>perhaps it would've been better to move them to the abandoned category.</text:p>
        </text:list-item>
      </text:list>
      <text:p text:style-name="P3"/>
      <text:p text:style-name="P3"/>
      <text:p text:style-name="P3">What could be improved?</text:p>
      <text:list xml:id="list5588842932074824432" text:style-name="L14">
        <text:list-item>
          <text:p text:style-name="P28">I did not playtest the game during this sprint. While that was almost certainly the correct decision for sprints 1 and 2, and a justifiable decision for sprint 3, it was not for this one. While most of the concerns of the previous three sprints were technical, just trying to get the codebase working, Sprint 4 was almost entirely an iterative, design-focused work cycle. It focused heavily on testing to identify design problems, hypothesizing about how to solve those problems, forming experiments, and then testing those experiments. In a lots of ways, it's been the most normal sprint so far, but the fact that I didn't playtest my experiments means that I was not engaging in the design side well at all. It's not a critical problem if this project is primarily to show off my programming skills, but not playtesting is a major problem if the game is to be taken on its own merit.</text:p>
        </text:list-item>
        <text:list-item>
          <text:p text:style-name="P28">My lack of focus on performance issues did lead to some game-degrading inefficiencies. The way in which I handled distance calculations on MapGraph, led to noticeable and harmful performance issues that will definitely need to be addressed in the future. While I think it was still correct not to prioritize solving that issue (as it's not game-breaking at this stage) it's worth noting that there was a considerable negative consequence to not concerning myself with performance at all.</text:p>
        </text:list-item>
        <text:list-item>
          <text:p text:style-name="P28">There were several times in which I defined tasks that weren't clearly defined, were far too large or small in scope, or didn't specify much meaningful action. I need to get better at defining the parameters of work, of intelligently dividing large tasks into smaller modules of activity, and of creating actionable tasks rather than broad statements like "perform experiments." This would be especially important in a group setting, where it's a lot less reasonable for multiple tasks to be developed in tandem (since it's difficult to synchronize the activities and thoughts of multiple people that closely).</text:p>
        </text:list-item>
        <text:list-item>
          <text:p text:style-name="P28">My ability to reason about the consequences of different tiers of highways shows some sort of flaw in my design methodology. I was unsuccessful in trying to reason about the mathematics of highway upkeep and how they related to the costs and needs of various society complexities. And I don't know whether I whiffed that task or it was fool's errand to begin with. Given how much that answer depends on the topology of the map, it may be that "figure out how highway tiers work" isn't an actionable question. That might be one of the overarching design problems of the entire game, one that can only be reasoned in parts or after months of developing larger heuristics. Or it might be that my design fundamentals aren't sufficient and I need to get better. Or it might be that the solution to those problems ultimately begins with "Playtest the bloody thing." I'll need to run into this issue several more times, I think, in order to get a decent grasp on what's going wrong here.</text:p>
        </text:list-item>
        <text:list-item>
          <text:p text:style-name="P28">I shaved a few pomodoros of work off of some days, usually at end-of-week days, never more than one. This is a very bad habit to get into, and I need to get better at holding myself to that full 12.</text:p>
        </text:list-item>
        <text:list-item>
          <text:p text:style-name="P28">My use of TDD was informal at best, ineffective at worst. Though it's hard for me to remember precisely how often I inverted the paradigm, I did at least a few times build implementations and then the unit tests to cover them. This is bad form if I'm going to commit to TDD as a paradigm. It also makes it more difficult to assert that I've fully covered the implementation's <text:soft-page-break/>specified behavior, as I'm not informing that behavior from the tests first. While it was more justifiable at other times during the development cycle, now that I'm in a more traditional Scrum workflow (iterating on a project, which the result of each sprint terminating in a deployable product) I really need to assert TDD more strongly.</text:p>
        </text:list-item>
        <text:list-item>
          <text:p text:style-name="P28">It's becoming difficult for me to tell, at a glance, whether a given suite of unit tests covers all of the behaviors I need it to. This is especially true for UIControl and SimulationControl, who are starting to God Object into an unwieldy size and set of responsibilities. If I'm going to use my unit tests as a form of documentation, and if I'm dedicated to ensuring considerable code coverage, I need to make my tests easier to manage, easier to reason about. Part of that will emerge from architectural changes. I need to break UIControl and SimulationControl into component pieces anyways (to reduce coupling, ensure single responsibility wherever possible, and make those modules more manageable) and so I can use that opportunity to break my unit tests apart, as well. Hell, that'll even give me the opportunity to reconfigure my test harness so I'm no longer relying on implementations for SimulationControl's behavioral testing. That might be the task I attend to this week: separating out my Core objects and their tests into sensible modu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24T09:53:40.32</dc:date>
    <meta:editing-duration>P2DT15H32M16S</meta:editing-duration>
    <meta:editing-cycles>53</meta:editing-cycles>
    <meta:generator>OpenOffice/4.1.1$Win32 OpenOffice.org_project/411m6$Build-9775</meta:generator>
    <meta:document-statistic meta:table-count="0" meta:image-count="0" meta:object-count="0" meta:page-count="13" meta:paragraph-count="193" meta:word-count="4810" meta:character-count="28183"/>
  </office:meta>
</office:document-meta>
</file>